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ahoma" svg:font-family="Tahom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2083in" fo:widows="1" fo:text-indent="0in" style:auto-text-indent="false"/>
    </style:style>
    <style:style style:name="T1" style:family="text">
      <style:text-properties fo:font-variant="normal" fo:text-transform="none" fo:color="#000000" style:font-name="Tahoma"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18a" style:font-name="Tahoma"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riginal text:</text:span></text:p>
      <text:p text:style-name="P1"><text:span text:style-name="T1">Alpine e-Vapor in </text:span><text:a xlink:type="simple" xlink:href="http://www.alpineevapor.com/E-Cigarette-Shop-Location-Denver-CO.html" office:target-frame-name="_self" xlink:show="replace" text:style-name="Internet_20_link" text:visited-style-name="Visited_20_Internet_20_Link"><text:span text:style-name="T3">Denver, Colorado</text:span></text:a><text:span text:style-name="T1">, is an e-cigarette shop that sells vaping equipment as well as e-cigarettes and e-liquids. We provide all of our customers with personalized services and make sure they find exactly what they are looking for. All of the products available at our shop are great quality and we make sure that our inventory always has something new.</text:span> </text:p>
      <text:p text:style-name="P1"><text:span text:style-name="T1">Discover a new way to satisfy your nicotine cravings without inhaling dangerous carcinogens by picking up a </text:span><text:a xlink:type="simple" xlink:href="http://www.alpineevapor.com/Vapor-Cigarettes-E-Cigarette-Accessories-Denver-CO.html" office:target-frame-name="_self" xlink:show="replace" text:style-name="Internet_20_link" text:visited-style-name="Visited_20_Internet_20_Link"><text:span text:style-name="T3">vapor cigarette</text:span></text:a><text:span text:style-name="T2"> </text:span><text:span text:style-name="T1">from Alpine e-Vapor.</text:span> </text:p>
      <text:p text:style-name="P1">New Text ideas:</text:p>
      <text:p text:style-name="Standard">Located in Denver, Colorado, Alpine e-Vapor is an e-cigarette shop supplying an alternative solution for smokers to break the habit of smoking cigarettes through the use of e-cigarettes. <text:s/>They provide their customers with personal customer services to make the needs and wants they are looking for with personal vapors and e-juices. <text:s/>Their inventory always has something new and hold special care of great quality.</text:p>
      <text:p text:style-name="Standard">E-cigarettes found in convenient stores and seen on television are not doing it for you. <text:s/>Please, come and talk to one of their reps. Picking up a vapor cigarette and discover a new and exciting way to crunch your nicotine cravings without the harmful or inhaling dangerous carcinogens found in normal cigarettes. <text:s/></text:p>
      <text:p text:style-name="Standard">Clearomizers to tanks to mods...</text:p>
      <text:p text:style-name="Standard">VG, PG, flavoring, and nicotine are the ingredients in e juices and kanthal coil(s) heat up and turn e juice to vapor. <text:s/>You can build the coils or buy tanks and coils for devices.</text:p>
      <text:p text:style-name="Standard">Join us</text:p>
      <text:p text:style-name="Standard">The inventory includes Wet Stache, Bomb Sauce, Cosmic Fog, and much, much more. <text:s/>They have their own in-house e juices. <text:s/>Kanger tanks, Freakshow to name a f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ahoma" svg:font-family="Tahoma, Genev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Yee</meta:initial-creator>
    <meta:creation-date>2015-06-01T13:45:26.67</meta:creation-date>
    <dc:date>2015-06-03T14:17:14.37</dc:date>
    <dc:creator>Patrick Yee</dc:creator>
    <meta:editing-duration>P1DT23H46M26S</meta:editing-duration>
    <meta:editing-cycles>10</meta:editing-cycles>
    <meta:generator>OpenOffice/4.1.1$Win32 OpenOffice.org_project/411m6$Build-9775</meta:generator>
    <meta:document-statistic meta:table-count="0" meta:image-count="0" meta:object-count="0" meta:page-count="1" meta:paragraph-count="10" meta:word-count="272" meta:character-count="1646"/>
  </office:meta>
</office:document-meta>
</file>